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Grande" svg:font-family="LucidaGrande"/>
    <style:font-face style:name="Tahoma2" svg:font-family="Tahoma"/>
    <style:font-face style:name="Verdana" svg:font-family="Verdana" style:font-family-generic="swiss"/>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URW Bookman L" svg:font-family="'URW Bookman L'" style:font-adornments="Light"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ookman Old Style2" svg:font-family="'Bookman Old Style'" style:font-adornments="Bold" style:font-family-generic="swiss" style:font-pitch="variable"/>
    <style:font-face style:name="Bookman Old Style1" svg:font-family="'Bookman Old Style'" style:font-adornments="Italic" style:font-family-generic="swiss" style:font-pitch="variable"/>
    <style:font-face style:name="Bookman Old Style" svg:font-family="'Bookman Old Style'"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
      <style:paragraph-properties fo:margin-left="0cm" fo:margin-right="-0.559cm" fo:text-indent="0cm" style:auto-text-indent="false">
        <style:tab-stops>
          <style:tab-stop style:position="7.301cm" style:type="center"/>
          <style:tab-stop style:position="16.981cm" style:type="right"/>
        </style:tab-stops>
      </style:paragraph-properties>
    </style:style>
    <style:style style:name="P2" style:family="paragraph" style:parent-style-name="p-meta-abstract">
      <style:paragraph-properties fo:margin-left="0cm" fo:margin-right="1.27cm" fo:text-indent="0cm" style:auto-text-indent="false"/>
    </style:style>
    <style:style style:name="P3" style:family="paragraph" style:parent-style-name="Footnote">
      <style:paragraph-properties style:text-autospace="none"/>
    </style:style>
    <style:style style:name="P4" style:family="paragraph" style:parent-style-name="Title" style:master-page-name="Standard">
      <style:paragraph-properties style:page-number="auto"/>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tyle="italic" style:font-style-asian="italic" style:font-style-complex="italic"/>
    </style:style>
    <style:style style:name="T3" style:family="text">
      <style:text-properties style:use-window-font-color="true" style:font-name="Verdana" fo:font-size="11pt" style:font-name-asian="Verdana" style:font-size-asian="11pt" style:font-name-complex="Verdana" style:font-size-complex="11pt"/>
    </style:style>
    <style:style style:name="T4" style:family="text">
      <style:text-properties style:use-window-font-color="true" style:font-name="LucidaGrande" fo:font-size="13pt" style:font-name-asian="LucidaGrande" style:font-size-asian="13pt" style:font-name-complex="LucidaGrande" style:font-size-complex="13pt"/>
    </style:style>
    <style:style style:name="T5" style:family="text">
      <style:text-properties fo:color="#0018ea" style:font-name="Verdana" fo:font-size="11pt" style:font-name-asian="Verdana" style:font-size-asian="11pt" style:font-name-complex="Verdana" style:font-size-complex="11pt"/>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itle>Shared metadata, self-serve</text:title></text:p>
      <text:p text:style-name="p">Bryan Lawrence has pointed out <text:a xlink:type="simple" xlink:href="http://home.badc.rl.ac.uk/lawrence/blog/2009/08/26/plate_size">The relationship between collecting metadata, and the optimum size of a child's plate of food</text:a>. Bryan says:</text:p>
      <text:p text:style-name="bq1">Ok, so I think I make a cogent argument about benefits [of metadata], so where does childrens eating behaviour come in? Well, I think when one is trying to gather metadata, we're in the same boat as parents are with young children: if you put too much food on the plate, kids just dabble round the sides and don't each much. Put the right amount on the plate, and kids gobble it up. Too little, and you're back to "don't each much". </text:p>
      <text:p text:style-name="bq1">So, when asking for metadata, it's crucial to ask for just the right amount, enough for a large proportion (but not all) the potential data consumers, but not so much that the task of producing it puts off the metadata producers, and you end up getting little or none of what you need. (And don't ask so little, that you end up getting little or none of what you need.) </text:p>
      <text:p text:style-name="bq1"><text:a xlink:type="simple" xlink:href="http://home.badc.rl.ac.uk/lawrence/blog/2009/08/26/plate_size">http://home.badc.rl.ac.uk/lawrence/blog/2009/08/26/plate_size</text:a> </text:p>
      <text:p text:style-name="p">I think this is a great analogy and it's really important for us to think about as we look at working towards with the Australian National Data Service (<text:a xlink:type="simple" xlink:href="http://ands.edu.au/">ANDS</text:a>). How do we get the right serving size for metadata? I would like to explore this metaphor a bit more.</text:p>
      <text:p text:style-name="p">My kids are very keen for me to<text:a xlink:type="simple" xlink:href="https://masterchef2.fmacasting.com.au/"> sign up for MasterChef</text:a><text:a xlink:type="simple" xlink:href="https://masterchef2.fmacasting.com.au/"><text:note text:id="ftn1" text:note-class="footnote"><text:note-citation>1</text:note-citation><text:note-body><text:p text:style-name="Footnote">I assume this is because am much better at cooking than their mother, and she's pretty good.</text:p></text:note-body></text:note></text:a>. They only saw a little bit of it, because we were, you know preparing and eating our dinner together instead of watching it on TV, but like the rest of Australia they're now competing to make alternative dressings for the Sunday caesar salad. And they're using that hot phrase “<text:a xlink:type="simple" xlink:href="http://www.news.com.au/couriermail/story/0,23739,25833084-5012445,00.html">plating up</text:a>”. Thing is, at our place we've evolved a <text:span text:style-name="T2">shared-food</text:span> approach, which from something I read in an airline magazine, I gather is even hotter than plating up; everyone picks what they want from a shared selection. We did this to avoid conflict around food. </text:p>
      <text:p text:style-name="p">It works – even though there is no parent stacking food on plates they get a reasonable amount and balance of food. </text:p>
      <text:p text:style-name="p">How?</text:p>
      <text:p text:style-name="p">It involves an ongoing conversation and negotiation about balance and which foods you should eat more or less of, and so on. Our experience is that the freedom to choose eventually <text:s/>results in something pretty close to what we would have chosen but with reduced conflict, and possibly much higher probability that habits will persist.</text:p>
      <text:p text:style-name="p">What I'm saying here is yes – Bryan is right about getting the portions in proportion and asking for the right amount of metadata, but beyond that we also need to have the kinds of conversation with the researchers that we have with our kids about why they need to eat the right amount of the right stuff / supply the right amount of good quality metadata.</text:p>
      <text:p text:style-name="p"><text:soft-page-break/>So, I'm curious about how we might work with our data providers to let them pick from a menu of metadata they might provide. Could we evolve a system which asked for, say, just a title, without all those blank metadata fields staring at them <text:s/>like a plate full of snack cabbages<text:note text:id="ftn0" text:note-class="footnote"><text:note-citation>1</text:note-citation><text:note-body><text:p text:style-name="P3"><text:span text:style-name="T3">Brussels sprouts </text:span><text:span text:style-name="T4">–</text:span><text:span text:style-name="T3"> Thanks </text:span><text:a xlink:type="simple" xlink:href="http://www.malwebb.com/"><text:span text:style-name="T5">Maestro Mal Webb</text:span></text:a><text:span text:style-name="T3"> for that meme.</text:span></text:p></text:note-body></text:note>. (Could we bribe them? “If you add a couple of subject codes you can have some strawberries.” Could we appeal to their vanity? “Filling out the <text:span text:style-name="T2">rights</text:span> field will make your hair go curly.”)</text:p>
      <text:p text:style-name="p">We will try some of these ideas with our work on <text:a xlink:type="simple" xlink:href="../http%3B//fascinator.usq.edu.au">The Fascinator</text:a>; the idea is that if users enter some metadata they'll get something they want, like a backup, or their document will move through some kind of workflow that they actually care about, but along the way we'll be also working a lot on instilling healthy metadata management habits in our researcher communities that go beyond immediate gratification, because as Bryan notes, ultimately it will be peers who drive this and the whole point of collecting the metadata is to assist the research process.</text:p>
      <text:p text:style-name="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Grande" svg:font-family="LucidaGrande"/>
    <style:font-face style:name="Tahoma2" svg:font-family="Tahoma"/>
    <style:font-face style:name="Verdana" svg:font-family="Verdana" style:font-family-generic="swiss"/>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URW Bookman L" svg:font-family="'URW Bookman L'" style:font-adornments="Light"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ookman Old Style2" svg:font-family="'Bookman Old Style'" style:font-adornments="Bold" style:font-family-generic="swiss" style:font-pitch="variable"/>
    <style:font-face style:name="Bookman Old Style1" svg:font-family="'Bookman Old Style'" style:font-adornments="Italic" style:font-family-generic="swiss" style:font-pitch="variable"/>
    <style:font-face style:name="Bookman Old Style" svg:font-family="'Bookman Old Style'"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Bookman Old Style" fo:font-size="10pt" fo:font-style="normal" fo:font-weight="350"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Bookman Old Style" fo:font-size="14pt" fo:font-weight="350"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693cm" fo:margin-bottom="0.494cm" fo:keep-together="always" fo:keep-with-next="always"/>
      <style:text-properties style:font-name="URW Bookman L" fo:font-size="14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7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fo:font-size="9pt"/>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URW Bookman L" fo:font-size="9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URW Bookman L" fo:font-size="9pt" fo:font-style="normal"/>
    </style:style>
    <style:style style:name="Footer" style:family="paragraph" style:parent-style-name="Standard" style:class="extra">
      <style:paragraph-properties fo:background-color="#e6e6e6" fo:padding="0.051cm" fo:border="0.002cm solid #000000" style:shadow="none" text:number-lines="false" text:line-number="0">
        <style:tab-stops>
          <style:tab-stop style:position="7.301cm" style:type="center"/>
          <style:tab-stop style:position="14.601cm" style:type="right"/>
        </style:tab-stops>
        <style:background-image/>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21cm" fo:text-indent="0cm" style:auto-text-indent="false">
        <style:tab-stops>
          <style:tab-stop style:position="14.601cm" style:type="right" style:leader-style="dotted" style:leader-text="."/>
        </style:tab-stops>
      </style:paragraph-properties>
      <style:text-properties style:font-name="Arial" fo:font-size="13pt" fo:font-style="normal"/>
    </style:style>
    <style:style style:name="Contents_20_2" style:display-name="Contents 2" style:family="paragraph" style:parent-style-name="Index" style:class="index">
      <style:paragraph-properties fo:margin-left="0.6cm" fo:margin-right="0cm" fo:text-indent="0cm" style:auto-text-indent="false">
        <style:tab-stops>
          <style:tab-stop style:position="14.102cm" style:type="right" style:leader-style="dotted" style:leader-text="."/>
        </style:tab-stops>
      </style:paragraph-properties>
      <style:text-properties style:font-name="Arial" fo:font-size="11pt"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03cm" style:type="right" style:leader-style="dotted" style:leader-text="."/>
        </style:tab-stops>
      </style:paragraph-properties>
      <style:text-properties style:font-name="Arial" fo:font-size="11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Title" style:family="paragraph" style:next-style-name="p" style:class="chapter">
      <style:paragraph-properties fo:margin-top="0cm" fo:margin-bottom="1.058cm" fo:text-align="center" style:justify-single-word="false" fo:break-before="auto" fo:break-after="auto"/>
      <style:text-properties style:font-name="Bookman Old Style" fo:font-size="16pt" fo:font-style="normal" fo:font-weight="35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margin-top="0.356cm" fo:margin-bottom="0.356cm"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1"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text-properties style:font-name="Bookman Old Style" fo:font-weight="350"/>
    </style:style>
    <style:style style:name="h2n" style:family="paragraph" style:parent-style-name="Heading_20_2" style:next-style-name="p" style:default-outline-level="2">
      <style:text-properties style:font-name="Bookman Old Style" fo:font-size="12pt" fo:font-weight="350"/>
    </style:style>
    <style:style style:name="h3n" style:family="paragraph" style:parent-style-name="Heading_20_3" style:next-style-name="p" style:default-outline-level="3">
      <style:text-properties style:font-name="Bookman Old Style" fo:font-size="10pt" fo:font-weight="350"/>
    </style:style>
    <style:style style:name="h4n" style:family="paragraph" style:parent-style-name="Heading_20_4" style:next-style-name="p" style:default-outline-level="4">
      <style:paragraph-properties style:shadow="none"/>
      <style:text-properties style:font-name="Bookman Old Style1" fo:font-size="10pt" fo:font-style="italic"/>
    </style:style>
    <style:style style:name="h5n" style:family="paragraph" style:parent-style-name="Heading_20_5" style:next-style-name="p" style:default-outline-level="5">
      <style:text-properties style:font-name="Bookman Old Style1" fo:font-size="10pt" fo:font-style="italic" fo:font-weight="normal"/>
    </style:style>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e6e6ff" fo:padding="0.254cm" fo:border="0.002cm solid #000000" style:shadow="none">
        <style:background-image/>
      </style:paragraph-properties>
      <style:text-properties style:font-name="Courier" fo:font-size="10pt" style:font-size-asian="10pt"/>
    </style:style>
    <style:style style:name="pre2" style:family="paragraph" style:parent-style-name="Standard">
      <style:paragraph-properties fo:margin-left="1.199cm" fo:margin-right="0cm" fo:text-indent="0cm" style:auto-text-indent="false" fo:background-color="#e6e6ff" fo:padding="0.051cm" fo:border="0.002cm solid #000000" style:shadow="none">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style="italic" fo:font-weight="normal"/>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Abstract" style:family="paragraph" style:parent-style-name="p" style:next-style-name="p">
      <style:paragraph-properties fo:margin-left="1.27cm" fo:margin-right="1.27cm" fo:text-indent="0cm" style:auto-text-indent="false"/>
    </style:style>
    <style:style style:name="Author_27_s_20_Name" style:display-name="Author's Name" style:family="paragraph"/>
    <style:style style:name="Affiliation" style:family="paragraph"/>
    <style:style style:name="Figure" style:family="paragraph" style:parent-style-name="Caption"/>
    <style:style style:name="p-meta-author-name" style:family="paragraph" style:parent-style-name="p-center">
      <style:paragraph-properties>
        <style:tab-stops>
          <style:tab-stop style:position="8.876cm"/>
        </style:tab-stops>
      </style:paragraph-properties>
    </style:style>
    <style:style style:name="p-meta-abstract" style:family="paragraph" style:parent-style-name="Abstract"/>
    <style:style style:name="p-meta-author-affiliation" style:family="paragraph" style:parent-style-name="p-meta-author-name"/>
    <style:style style:name="p-meta-author-email" style:family="paragraph" style:parent-style-name="p-meta-author-name"/>
    <style:style style:name="p-meta-date" style:family="paragraph" style:parent-style-name="p-center">
      <style:paragraph-properties>
        <style:tab-stops>
          <style:tab-stop style:position="8.876cm"/>
        </style:tab-stops>
      </style:paragraph-properties>
    </style:style>
    <style:style style:name="h-meta-abstract" style:family="paragraph" style:parent-style-name="h2">
      <style:paragraph-properties fo:margin-top="0.21cm" fo:margin-bottom="0cm"/>
      <style:text-properties fo:font-size="12pt" style:font-size-asian="10.5pt"/>
    </style:style>
    <style:style style:name="h-meta" style:family="paragraph" style:parent-style-name="h-meta-abstract">
      <style:paragraph-properties fo:text-align="center" style:justify-single-word="false"/>
    </style:style>
    <style:style style:name="p-meta-elementname" style:family="paragraph" style:parent-style-name="p"/>
    <style:style style:name="p-meta-elementvalue" style:family="paragraph" style:parent-style-name="p"/>
    <style:style style:name="p-meta" style:family="paragraph" style:parent-style-name="p"/>
    <style:style style:name="p-meta-title" style:family="paragraph" style:parent-style-name="p-meta"/>
    <style:style style:name="p-meta-keywords" style:family="paragraph" style:parent-style-name="p-meta"/>
    <style:style style:name="h3-slide" style:family="paragraph" style:parent-style-name="h3"/>
    <style:style style:name="h_5c_-slide" style:display-name="h\-slide" style:family="paragraph" style:parent-style-name="h3-slide"/>
    <style:style style:name="h-slide" style:family="paragraph" style:parent-style-name="h_5c_-slid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style:style>
    <style:style style:name="i-sub" style:family="text">
      <style:text-properties style:text-position="-33% 58%"/>
    </style:style>
    <style:style style:name="i-sup" style:family="text">
      <style:text-properties style:text-position="33% 58%" fo:font-size="0pt"/>
    </style:style>
    <style:style style:name="Title" style:family="text">
      <style:text-properties style:font-name="Bookman Old Style2" fo:font-size="10pt" fo:font-weight="bold"/>
    </style:style>
    <style:style style:name="i-meta-givenname" style:family="text">
      <style:text-properties style:font-name="Bookman Old Style" fo:font-size="10pt" fo:font-style="normal" fo:font-weight="350" style:font-style-asian="normal" style:font-style-complex="normal"/>
    </style:style>
    <style:style style:name="i-meta-familyname" style:family="text">
      <style:text-properties style:font-name="Bookman Old Style" fo:font-size="10pt" fo:font-style="normal" fo:font-weight="350" style:font-style-asian="normal" style:font-style-complex="normal"/>
    </style:style>
    <style:style style:name="xRef-Base" style:family="text"/>
    <style:style style:name="xRef-ChapterText"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xRef-Direction" style:family="text" style:parent-style-name="xRef-Base"/>
    <style:style style:name="xRef-Chapter" style:family="text" style:parent-style-name="xRef-Base"/>
    <style:style style:name="xRef-Page" style:family="text" style:parent-style-name="xRef-Bas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by-position="false" fo:language="en" fo:country="US">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left="0cm" fo:margin-right="-0.559cm" fo:text-indent="0cm" style:auto-text-indent="false">
        <style:tab-stops>
          <style:tab-stop style:position="7.301cm" style:type="center"/>
          <style:tab-stop style:position="16.981cm" style:type="right"/>
        </style:tab-stops>
      </style:paragraph-properties>
    </style:style>
    <style:style style:name="MT1" style:family="text"/>
    <style:style style:name="MT2" style:family="text">
      <style:text-properties fo:font-size="8pt" fo:font-style="italic" style:font-size-asian="8pt" style:font-style-asian="italic" style:font-size-complex="8pt" style:font-style-complex="italic"/>
    </style:style>
    <style:page-layout style:name="Mpm1">
      <style:page-layout-properties fo:page-width="21.006cm" fo:page-height="29.693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number:time-style style:name="N106">
      <number:hours/>
      <number:text>:</number:text>
      <number:minutes number:style="long"/>
      <number:text> </number:text>
      <number:am-pm/>
    </number:time-style>
  </office:automatic-styles>
  <office:master-styles>
    <style:master-page style:name="Standard" style:page-layout-name="Mpm1">
      <style:header>
        <text:p text:style-name="MP1">© Peter Sefton <text:s/>2008.<text:tab/>Licensed under Creative Commons Attribution-Share Alike 2.5 Australia. &lt;<text:a xlink:type="simple" xlink:href="http://creativecommons.org/licenses/by-sa/2.5/au/">http://creativecommons.org/licenses/by-sa/2.5/au/</text:a>&gt; </text:p>
      </style:header>
      <style:footer>
        <text:p text:style-name="Footer"><text:span text:style-name="MT2"><text:title>Shared metadata, self-serve</text:title></text:span><text:span text:style-name="MT2"><text:tab/>Page </text:span><text:span text:style-name="MT2"><text:page-number text:select-page="current">2</text:page-number></text:span><text:span text:style-name="MT2"> of </text:span><text:span text:style-name="MT2"><text:page-count>2</text:page-count></text:span><text:span text:style-name="MT2"><text:tab/></text:span><text:span text:style-name="MT2"><text:date style:data-style-name="N76" text:date-value="2009-08-27T14:05:01.99">August 27, 2009</text:date></text:span><text:span text:style-name="MT2"> </text:span><text:span text:style-name="MT2"><text:time style:data-style-name="N106" text:time-value="2005-09-12T15:23:25.95" text:fixed="true">3:23 PM</text:time></text:span></text:p>
      </style:footer>
    </style:master-page>
    <style:master-page style:name="First_20_Page" style:display-name="First Page" style:page-layout-name="Mpm2" style:next-style-name="Copyright_20_Page"/>
    <style:master-page style:name="Left_20_Page" style:display-name="Left Page" style:page-layout-name="Mpm3" style:next-style-name="Standard"/>
    <style:master-page style:name="Index" style:page-layout-name="Mpm4"/>
    <style:master-page style:name="HTML" style:page-layout-name="Mpm5"/>
    <style:master-page style:name="Endnote" style:page-layout-name="Mpm6"/>
    <style:master-page style:name="TOC_20_Page" style:display-name="TOC Page" style:page-layout-name="Mpm7"/>
    <style:master-page style:name="Copyright_20_Page" style:display-name="Copyright Page" style:page-layout-name="Mpm2" style:next-style-name="TOC_20_Page"/>
    <style:master-page style:name="Module_20_01" style:display-name="Module 01" style:page-layout-name="Mpm8"/>
    <style:master-page style:name="Module_20_02" style:display-name="Module 02" style:page-layout-name="Mpm8"/>
    <style:master-page style:name="Module_20_03" style:display-name="Module 03" style:page-layout-name="Mpm8"/>
    <style:master-page style:name="Module_20_04" style:display-name="Module 04" style:page-layout-name="Mpm8"/>
    <style:master-page style:name="Module_20_05" style:display-name="Module 05" style:page-layout-name="Mpm8"/>
    <style:master-page style:name="Module_20_06" style:display-name="Module 06" style:page-layout-name="Mpm8"/>
    <style:master-page style:name="Module_20_07" style:display-name="Module 07" style:page-layout-name="Mpm8"/>
    <style:master-page style:name="Module_20_08" style:display-name="Module 08" style:page-layout-name="Mpm8"/>
    <style:master-page style:name="Module_20_09" style:display-name="Module 09" style:page-layout-name="Mpm8"/>
    <style:master-page style:name="Module_20_10" style:display-name="Module 10" style:page-layout-name="Mpm8"/>
    <style:master-page style:name="Module_20_11" style:display-name="Module 11" style:page-layout-name="Mpm8"/>
    <style:master-page style:name="Module_20_12" style:display-name="Module 12" style:page-layout-name="Mpm8"/>
    <style:master-page style:name="Module_20_13" style:display-name="Module 13" style:page-layout-name="Mpm8"/>
    <style:master-page style:name="Module_20_14" style:display-name="Module 14" style:page-layout-name="Mpm8"/>
    <style:master-page style:name="Module_20_15" style:display-name="Module 15" style:page-layout-name="Mpm8"/>
    <style:master-page style:name="Module_20_16" style:display-name="Module 16" style:page-layout-name="Mpm8"/>
    <style:master-page style:name="Module_20_17" style:display-name="Module 17" style:page-layout-name="Mpm8"/>
    <style:master-page style:name="Module_20_18" style:display-name="Module 18" style:page-layout-name="Mpm8"/>
    <style:master-page style:name="Module_20_19" style:display-name="Module 19" style:page-layout-name="Mpm8"/>
    <style:master-page style:name="Module_20_20" style:display-name="Module 20" style:page-layout-name="Mpm8"/>
    <style:master-page style:name="End_20_Section" style:display-name="End Section" style:page-layout-name="Mpm8"/>
    <style:master-page style:name="Start_20_Section" style:display-name="Start Section"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Shared metadata, self-serve</dc:title>
    <meta:initial-creator>Ian Barnes</meta:initial-creator>
    <meta:creation-date>2005-09-09T16:03:14</meta:creation-date>
    <dc:date>2009-08-27T14:05:02</dc:date>
    <meta:printed-by>Ian Barnes</meta:printed-by>
    <meta:print-date>2005-10-21T15:43:43</meta:print-date>
    <dc:language>en-US</dc:language>
    <meta:editing-cycles>219</meta:editing-cycles>
    <meta:editing-duration>PT1536H54M41S</meta:editing-duration>
    <dc:creator>Bron Chandler</dc:creator>
    <meta:document-statistic meta:table-count="0" meta:image-count="0" meta:object-count="0" meta:page-count="2" meta:paragraph-count="17" meta:word-count="720" meta:character-count="4085"/>
    <meta:user-defined meta:name="Affiliation">The Australian National University</meta:user-defined>
    <meta:user-defined meta:name="Author">Ian Barnes</meta:user-defined>
    <meta:user-defined meta:name="Email">Ian.Barnes@anu.edu.au</meta:user-defined>
    <meta:user-defined meta:name="Status"/>
    <meta:user-defined meta:name="ZOTERO_PREF_1">V96MvCfo:http:://www.zotero.org/styles/harvard1:in-text:1:0:False</meta:user-defined>
    <meta:template xlink:type="simple" xlink:actuate="onRequest" xlink:title="ice" xlink:href="/papers/testdocs/.openoffice.org2.0/user/template/ice.stw" meta:date="2005-09-09T16:03:1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